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ccccff" draw:textarea-horizontal-align="center" draw:textarea-vertical-align="middle"/>
    </style:style>
    <style:style style:name="gr4" style:family="graphic" style:parent-style-name="standard">
      <style:graphic-properties draw:fill-color="#ccffff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-color="#33cc66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T1" style:family="text">
      <style:text-properties fo:font-size="14pt" fo:font-weight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048cm" svg:height="0.635cm" svg:x="9.398cm" svg:y="6.604cm">
          <text:p/>
        </draw:rect>
        <draw:rect draw:style-name="gr1" draw:text-style-name="P1" draw:layer="layout" svg:width="3.048cm" svg:height="0.635cm" svg:x="7.239cm" svg:y="5.588cm">
          <text:p/>
        </draw:rect>
        <draw:rect draw:style-name="gr1" draw:text-style-name="P1" draw:layer="layout" svg:width="3.175cm" svg:height="0.635cm" svg:x="3.048cm" svg:y="6.35cm">
          <text:p/>
        </draw:rect>
        <draw:rect draw:style-name="gr2" draw:text-style-name="P2" draw:layer="layout" svg:width="10.541cm" svg:height="1.143cm" svg:x="2.413cm" svg:y="7.747cm">
          <text:p text:style-name="P2"><text:span text:style-name="T1">BOINC</text:span></text:p>
        </draw:rect>
        <draw:rect draw:style-name="gr3" draw:text-style-name="P3" draw:layer="layout" svg:width="2.794cm" svg:height="0.762cm" svg:x="5.842cm" svg:y="6.477cm">
          <text:p text:style-name="P3"><text:span text:style-name="T2">SETI@home</text:span></text:p>
        </draw:rect>
        <draw:rect draw:style-name="gr4" draw:text-style-name="P3" draw:layer="layout" svg:width="3.175cm" svg:height="0.762cm" svg:x="2.667cm" svg:y="5.461cm">
          <text:p text:style-name="P3"><text:span text:style-name="T2">Rosetta@home</text:span></text:p>
        </draw:rect>
        <draw:rect draw:style-name="gr5" draw:text-style-name="P3" draw:layer="layout" svg:width="2.921cm" svg:height="0.762cm" svg:x="9.906cm" svg:y="5.969cm">
          <text:p text:style-name="P3"><text:span text:style-name="T2">Einstein@home</text:span></text:p>
        </draw:rect>
        <draw:rect draw:style-name="gr6" draw:text-style-name="P3" draw:layer="layout" svg:width="3.81cm" svg:height="0.635cm" svg:x="6.858cm" svg:y="4.953cm">
          <text:p text:style-name="P3"><text:span text:style-name="T2">Climateprediction.net</text:span></text:p>
        </draw:rect>
        <draw:line draw:style-name="gr7" draw:text-style-name="P4" draw:layer="layout" svg:x1="4.191cm" svg:y1="6.223cm" svg:x2="4.191cm" svg:y2="7.747cm">
          <text:p/>
        </draw:line>
        <draw:line draw:style-name="gr7" draw:text-style-name="P4" draw:layer="layout" svg:x1="7.239cm" svg:y1="7.239cm" svg:x2="7.239cm" svg:y2="7.747cm">
          <text:p/>
        </draw:line>
        <draw:line draw:style-name="gr7" draw:text-style-name="P4" draw:layer="layout" svg:x1="11.303cm" svg:y1="6.731cm" svg:x2="11.303cm" svg:y2="7.747cm">
          <text:p/>
        </draw:line>
        <draw:line draw:style-name="gr7" draw:text-style-name="P4" draw:layer="layout" svg:x1="8.89cm" svg:y1="5.588cm" svg:x2="8.89cm" svg:y2="7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3.639cm" fo:margin-bottom="17.402cm" fo:margin-left="1.783cm" fo:margin-right="2.24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2-04T11:34:37</meta:creation-date>
    <dc:date>2006-12-04T12:27:13</dc:date>
    <dc:language>en-US</dc:language>
    <meta:editing-cycles>3</meta:editing-cycles>
    <meta:editing-duration>PT52M3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